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4.861cm"/>
    </style:style>
    <style:style style:name="co3" style:family="table-column">
      <style:table-column-properties fo:break-before="auto" style:column-width="4.611cm"/>
    </style:style>
    <style:style style:name="co4" style:family="table-column">
      <style:table-column-properties fo:break-before="auto" style:column-width="23.03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Mouser Part Number</text:p>
          </table:table-cell>
          <table:table-cell office:value-type="string">
            <text:p>Mouser Price/Stock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100nF</text:p>
          </table:table-cell>
          <table:table-cell office:value-type="string">
            <text:p>80-C0402C104K9P</text:p>
          </table:table-cell>
          <table:table-cell office:value-type="string">
            <text:p>https://www.mouser.co.uk/ProductDetail/KEMET/C0402C104K9PACTU?qs=DBJr%252BvBUjU7yQ9iUbxvTPw%3D%3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.2uF_tantalum</text:p>
          </table:table-cell>
          <table:table-cell office:value-type="string">
            <text:p>581-TAJA225K010TNJ</text:p>
          </table:table-cell>
          <table:table-cell office:value-type="string">
            <text:p>https://www.mouser.co.uk/ProductDetail/AVX/TAJA225K010TNJ?qs=XLNwXgtzMM%2F9RK%2FJN7CZtw%3D%3D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uF</text:p>
          </table:table-cell>
          <table:table-cell office:value-type="string">
            <text:p>963-JMK105BJ105KP-F</text:p>
          </table:table-cell>
          <table:table-cell office:value-type="string">
            <text:p>https://www.mouser.co.uk/ProductDetail/Taiyo-Yuden/JMK105BJ105KP-F?qs=vF%252B8ahGVilcfgxT2k6hjqQ%3D%3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.2uF</text:p>
          </table:table-cell>
          <table:table-cell office:value-type="string">
            <text:p>81-GRM155B30J225KE95</text:p>
          </table:table-cell>
          <table:table-cell office:value-type="string">
            <text:p>https://www.mouser.co.uk/ProductDetail/Murata-Electronics/GRM155B30J225KE95D?qs=%252B6g0mu59x7JEYqPAFq87TQ%3D%3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4.7uF</text:p>
          </table:table-cell>
          <table:table-cell office:value-type="string">
            <text:p>81-GRM155R60J475ME8D</text:p>
          </table:table-cell>
          <table:table-cell office:value-type="string">
            <text:p>https://www.mouser.co.uk/ProductDetail/Murata-Electronics/GRM155R60J475ME87D?qs=pTGEtN%252BMLlBnU9jM8bPB0Q%3D%3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3pF</text:p>
          </table:table-cell>
          <table:table-cell office:value-type="string">
            <text:p>81-GJM1555C1H3R0CB1D</text:p>
          </table:table-cell>
          <table:table-cell office:value-type="string">
            <text:p>https://www.mouser.com/Search/Refine.aspx?Keyword=81-GJM1555C1H3R0CB1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8.2pF</text:p>
          </table:table-cell>
          <table:table-cell office:value-type="string">
            <text:p>581-04025A8R2BAT2A</text:p>
          </table:table-cell>
          <table:table-cell office:value-type="string">
            <text:p>https://www.mouser.co.uk/ProductDetail/AVX/04025A8R2BAT2A?qs=z0psRG2smD5JWrZ1VoU3ig%3D%3D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10uF</text:p>
          </table:table-cell>
          <table:table-cell office:value-type="string">
            <text:p>791-0402X106M6R3CT</text:p>
          </table:table-cell>
          <table:table-cell office:value-type="string">
            <text:p>https://www.mouser.co.uk/ProductDetail/Walsin/0402X106M6R3CT?qs=K66U1JmYfS7Y7bXr0va0Xw%3D%3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0.22uF</text:p>
          </table:table-cell>
          <table:table-cell office:value-type="string">
            <text:p>581-0402ZD224K</text:p>
          </table:table-cell>
          <table:table-cell office:value-type="string">
            <text:p>https://www.mouser.co.uk/ProductDetail/AVX/0402ZD224KAT2A?qs=q%252BYstVZXB1kcnMe2oVlTyQ%3D%3D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N4148W-7-F</text:p>
          </table:table-cell>
          <table:table-cell office:value-type="string">
            <text:p>621-1N4148W-F</text:p>
          </table:table-cell>
          <table:table-cell office:value-type="string">
            <text:p>https://www.mouser.co.uk/ProductDetail/Diodes-Incorporated/1N4148W-7-F?qs=LHX0FizJzg7Ae9ZM8LTAWw%3D%3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LM15PX601SZ1D</text:p>
          </table:table-cell>
          <table:table-cell office:value-type="string">
            <text:p>81-BLM15PX601SZ1D</text:p>
          </table:table-cell>
          <table:table-cell office:value-type="string">
            <text:p>https://www.mouser.com/Search/Refine.aspx?Keyword=81-BLM15PX601SZ1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84C0020AEG</text:p>
          </table:table-cell>
          <table:table-cell office:value-type="string">
            <text:p>692-Z84C0020AEG</text:p>
          </table:table-cell>
          <table:table-cell office:value-type="string">
            <text:p>https://www.mouser.co.uk/ProductDetail/ZiLOG/Z84C0020AEG?qs=87AjWkFq0r57qleL5Y3D%2Fw%3D%3D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TXB0108PWR</text:p>
          </table:table-cell>
          <table:table-cell office:value-type="string">
            <text:p>595-TXB0108PWR</text:p>
          </table:table-cell>
          <table:table-cell office:value-type="string">
            <text:p>https://www.mouser.co.uk/ProductDetail/Texas-Instruments/TXB0108PWR?qs=oFXvjAmG9EgEUWGWzOVFCA%3D%3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72">
            <text:p>1072</text:p>
          </table:table-cell>
          <table:table-cell office:value-type="string">
            <text:p>534-1072</text:p>
          </table:table-cell>
          <table:table-cell office:value-type="string">
            <text:p>https://www.mouser.co.uk/ProductDetail/Keystone-Electronics/1072?qs=u16ybLDytRbC8B3DEARGaw%3D%3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74HC240PW,118</text:p>
          </table:table-cell>
          <table:table-cell office:value-type="string">
            <text:p>771-HC240PW118</text:p>
          </table:table-cell>
          <table:table-cell office:value-type="string">
            <text:p>https://www.mouser.com/Search/Refine.aspx?Keyword=771-HC240PW11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LS29EE010-70-4C-PHE</text:p>
          </table:table-cell>
          <table:table-cell office:value-type="string">
            <text:p>804-GLS29EE010-70PHE</text:p>
          </table:table-cell>
          <table:table-cell office:value-type="string">
            <text:p>https://www.mouser.com/Search/Refine.aspx?Keyword=804-GLS29EE010-70PH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S61C5128AS-25TLI</text:p>
          </table:table-cell>
          <table:table-cell office:value-type="string">
            <text:p>870-61C5128AS-25TLI</text:p>
          </table:table-cell>
          <table:table-cell office:value-type="string">
            <text:p>https://www.mouser.com/Search/Refine.aspx?Keyword=870-61C5128AS-25TL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N74LS245DW</text:p>
          </table:table-cell>
          <table:table-cell office:value-type="string">
            <text:p>595-SN74LS245DW</text:p>
          </table:table-cell>
          <table:table-cell office:value-type="string">
            <text:p>https://www.mouser.co.uk/ProductDetail/Texas-Instruments/SN74LS245DW?qs=ZA235jQDfbpxKQZqDHbgmw%3D%3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N74LS27N</text:p>
          </table:table-cell>
          <table:table-cell office:value-type="string">
            <text:p>595-SN74LS27N</text:p>
          </table:table-cell>
          <table:table-cell office:value-type="string">
            <text:p>https://www.mouser.co.uk/ProductDetail/Texas-Instruments/SN74LS27N?qs=SL3LIuy2dWyzTDlwJfCAiQ%3D%3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74HCT3G14DP,125</text:p>
          </table:table-cell>
          <table:table-cell office:value-type="string">
            <text:p>771-HCT3G14DP125</text:p>
          </table:table-cell>
          <table:table-cell office:value-type="string">
            <text:p>https://www.mouser.co.uk/ProductDetail/Nexperia/74HCT3G14DP125?qs=me8TqzrmIYVpvGZNIKsTsw%3D%3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N74LS74ANSRG4</text:p>
          </table:table-cell>
          <table:table-cell office:value-type="string">
            <text:p>595-SN74LS74ANSRG4</text:p>
          </table:table-cell>
          <table:table-cell office:value-type="string">
            <text:p>https://www.mouser.co.uk/ProductDetail/Texas-Instruments/SN74LS74ANSRG4?qs=UG%2F8xqv%2F6WeCIASOw%2Fx%252BZg%3D%3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D1117S50TR</text:p>
          </table:table-cell>
          <table:table-cell office:value-type="string">
            <text:p>511-LD1117S50</text:p>
          </table:table-cell>
          <table:table-cell office:value-type="string">
            <text:p>https://www.mouser.co.uk/ProductDetail/STMicroelectronics/LD1117S50TR?qs=eQN2Ig5lfEwsh0kTXN%2FkTg%3D%3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D1117S33TR</text:p>
          </table:table-cell>
          <table:table-cell office:value-type="string">
            <text:p><text:s/>511-LD1117S33</text:p>
          </table:table-cell>
          <table:table-cell office:value-type="string">
            <text:p>https://ru.mouser.com/ProductDetail/STMicroelectronics/LD1117S33TR?qs=%2Fha2pyFaduia9VwYkVWx%2F4mRyX5zUinnP5LH1XIijR0%3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nn_01x03_Mal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SI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nn_ARM_JTAG_SWD_20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nn_01x06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nn_01x13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nn_01x02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0033526-N3212LF</text:p>
          </table:table-cell>
          <table:table-cell office:value-type="string">
            <text:p>649-10033526-N3212LF</text:p>
          </table:table-cell>
          <table:table-cell office:value-type="string">
            <text:p>https://www.mouser.co.uk/ProductDetail/Amphenol-FCI/10033526-N3212LF?qs=LmzVcvYPptRTPTxae6JWyQ%3D%3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nn_02x17_Odd_Even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04031-0811</text:p>
          </table:table-cell>
          <table:table-cell office:value-type="string">
            <text:p>538-104031-0811</text:p>
          </table:table-cell>
          <table:table-cell office:value-type="string">
            <text:p>https://www.mouser.co.uk/ProductDetail/Molex/104031-0811?qs=udsGRKD4nA3Tvy7wqky%252BuA%3D%3D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49.9k</text:p>
          </table:table-cell>
          <table:table-cell office:value-type="string">
            <text:p>594-MCS0402PD4992DP5</text:p>
          </table:table-cell>
          <table:table-cell office:value-type="string">
            <text:p>https://www.mouser.com/Search/Refine.aspx?Keyword=594-MCS0402PD4992DP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10k</text:p>
          </table:table-cell>
          <table:table-cell office:value-type="string">
            <text:p>594-MCS0402MC1002FE0</text:p>
          </table:table-cell>
          <table:table-cell office:value-type="string">
            <text:p>https://www.mouser.com/Search/Refine.aspx?Keyword=594-MCS0402MC1002FE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100k</text:p>
          </table:table-cell>
          <table:table-cell office:value-type="string">
            <text:p>667-ERA-2AED104X</text:p>
          </table:table-cell>
          <table:table-cell office:value-type="string">
            <text:p>https://www.mouser.co.uk/ProductDetail/Panasonic/ERA-2AED104X?qs=nho8PGNfA6oWiExMQMbJyw%3D%3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string">
            <text:p>754-RR0510P-221D</text:p>
          </table:table-cell>
          <table:table-cell office:value-type="string">
            <text:p>https://www.mouser.com/Search/Refine.aspx?Keyword=754-RR0510P-221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5.1k</text:p>
          </table:table-cell>
          <table:table-cell office:value-type="string">
            <text:p>667-ERA-2AEB512X</text:p>
          </table:table-cell>
          <table:table-cell office:value-type="string">
            <text:p>https://www.mouser.co.uk/ProductDetail/Panasonic/ERA-2AEB512X?qs=YFwoyZoVY0ghygGvNfkWgQ%3D%3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4.7k</text:p>
          </table:table-cell>
          <table:table-cell office:value-type="string">
            <text:p>603-RT0402FRE074K7L</text:p>
          </table:table-cell>
          <table:table-cell office:value-type="string">
            <text:p>https://www.mouser.com/Search/Refine.aspx?Keyword=603-RT0402FRE074K7L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1k</text:p>
          </table:table-cell>
          <table:table-cell office:value-type="string">
            <text:p>603-RT0402FRE071KL</text:p>
          </table:table-cell>
          <table:table-cell office:value-type="string">
            <text:p>https://www.mouser.co.uk/ProductDetail/Yageo/RT0402FRE071KL?qs=BXCcY9r%252B08AJmLKodK5LLA%3D%3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k</text:p>
          </table:table-cell>
          <table:table-cell office:value-type="string">
            <text:p>603-RT0402FRE072KL</text:p>
          </table:table-cell>
          <table:table-cell office:value-type="string">
            <text:p>https://www.mouser.co.uk/ProductDetail/Yageo/RT0402FRE072KL?qs=BXCcY9r%252B08AaoyuNta8Ffg%3D%3D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1.5k</text:p>
          </table:table-cell>
          <table:table-cell office:value-type="string">
            <text:p>594-MCS04020C1501FE0</text:p>
          </table:table-cell>
          <table:table-cell office:value-type="string">
            <text:p>https://www.mouser.co.uk/ProductDetail/Vishay-Beyschlag/MCS04020C1501FE000?qs=7ZE6F4QMOBb1CssuhAOnZw%3D%3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30">
            <text:p>430</text:p>
          </table:table-cell>
          <table:table-cell office:value-type="string">
            <text:p>603-RT0402FRE07430RL</text:p>
          </table:table-cell>
          <table:table-cell office:value-type="string">
            <text:p>https://www.mouser.co.uk/ProductDetail/Yageo/RT0402FRE07430RL?qs=gY0y7AQI9SOig4wFT5o%2FZQ%3D%3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W_Push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P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WN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F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IGH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M32F469IITx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M2149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4LS244</text:p>
          </table:table-cell>
          <table:table-cell office:value-type="string">
            <text:p><text:s/>595-SN74LS244DBR 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4LS175</text:p>
          </table:table-cell>
          <table:table-cell office:value-type="string">
            <text:p><text:s/>595-SN74LS175DR 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2.768HKz</text:p>
          </table:table-cell>
          <table:table-cell office:value-type="string">
            <text:p>520-ECS327-12.5-17X</text:p>
          </table:table-cell>
          <table:table-cell office:value-type="string">
            <text:p>https://www.mouser.co.uk/ProductDetail/ECS/ECS-327-125-17X-TR?qs=CkbNAJEAr%2FTBahk9YtN2eg%3D%3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M3B-8.000MHZ-10-1-U-T</text:p>
          </table:table-cell>
          <table:table-cell office:value-type="string">
            <text:p><text:s/>815-ABM3B8MHZ101UT 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https://www.mouser.co.uk/ProductDetail/TE-Connectivity-PB/1-1825910-4?qs=pffCcXpkxLwYJJd3DYaJ7Q%3D%3D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9">19.09.2020</text:date>, <text:time>16:26:3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9T16:26:37.75</dc:date>
    <meta:generator>OpenOffice/4.1.7$Win32 OpenOffice.org_project/417m1$Build-9800</meta:generator>
    <meta:editing-duration>PT3M</meta:editing-duration>
    <meta:editing-cycles>1</meta:editing-cycles>
    <meta:document-statistic meta:table-count="1" meta:cell-count="192" meta:object-count="0"/>
  </office:meta>
</office:document-meta>
</file>